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1AC000038BFE9BD9A69.svm"/>
  <manifest:file-entry manifest:media-type="" manifest:full-path="Pictures/2000000700005BAE00001217E1F6542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ser Projektmanagement ist sehr einfach gehalten. Aufgrund längerer Fahrzeiten haben wir keine weiteren Treffen außerhalb der eigentlichen Veranstaltung am Freitag. Während der Vorlesungszeit gab es Montag um 17:00 immer eine Telefonkonferenz über Skype, nach der Vorlesungszeit, sofern alle da waren, fanden diese auch statt, aber aufgrund von Urlauben nicht immer. In den Konferenzen wurde besprochen was jeder in der letzte Woche alles gemacht hat und welche Probleme dabei eventuell aufgetreten sind. Danach wurden vom Teamleiter die neuen Arbeitsaufgaben für die nächste Woche verteilt. Wenn zwischen den Treffen Probleme auftraten wurden diese in der Regel über die Chat-Funktion geklärt.</text:p>
      <text:p text:style-name="P1"/>
      <text:p text:style-name="P1">Grundsätzlich hatte jeder seinen allgemeinen Aufgabenbereich. Anne war für die Texturen und Grafiken zuständig, sowie das Grundgerüst für das Menü. Gabriel kümmerte sich hauptsächlich um die Gameplay-Mechaniken, also den Spieler und den Lichtstrahl, sowie die Ranglistenfunktion und spätere Optimierungen. Jannick war hauptsächlich für das Laden und Zeichen der Level zuständig, sowie das entwerfen der Level, wobei hier jeder einen Teil der Level entworfen hat.</text:p>
      <text:p text:style-name="P1"/>
      <text:p text:style-name="P1"><draw:frame draw:style-name="fr1" draw:name="Grafik1" text:anchor-type="paragraph" svg:width="16.999cm" svg:height="3.353cm" draw:z-index="0"><draw:image xlink:href="Pictures/2000000700005BAE00001217E1F65421.svm" xlink:type="simple" xlink:show="embed" xlink:actuate="onLoad"/></draw:frame><draw:frame draw:style-name="fr2" draw:name="Grafik2" text:anchor-type="paragraph" svg:x="-0.042cm" svg:y="4.272cm" svg:width="16.999cm" svg:height="9.876cm" draw:z-index="1"><draw:image xlink:href="Pictures/20000007000061AC000038BFE9BD9A69.svm" xlink:type="simple" xlink:show="embed" xlink:actuate="onLoad"/></draw:frame>(Bild [x] : Anzahl Commits auf GitHub)</text:p>
      <text:p text:style-name="P1"/>
      <text:p text:style-name="P1">(Bild [x+1] : Anzahl der Codezeilen)</text:p>
      <text:p text:style-name="P1"/>
      <text:p text:style-name="P1"><text:soft-page-break/>Zeitlich sieht man das vorallem am Anfang des Projekts und gegen Ende viel gemacht wurde. Später in der Vorlesungszeit und während der Prüfungszeit wurde dann, aus Zeitgründen, weniger gearbeitet. Der extreme Anstieg gegen Ende kommt allerdings vorallem durch das einfügen der finalen Texturen und Modelle, sowie das einfügen der gebauten Level in den Code, sowie das entfernen einiger unnötiger Klassen. Die eigentlichen Spielmechaniken und das Laden der Level lief bereits gegen Ende der Vorlesungszeit und musste dann gegen Ende nochmal etwas angepasst werden. Das selbe sieht man auch wenn man sich die Anzahl der Codezeilen anguckt. Da vorallem das Speichern der Level viele Zeilen erfordet sieht man auch hier den enormen Anstieg gegen Ende.</text:p>
      <text:p text:style-name="P1"/>
      <text:p text:style-name="P1">Allgemein lief die Kommunikation und Zusammenarbeit recht gut. Missverständnisse gab es nur Anfangs ein Paar kleine was die Mechanik des Spiels betrifft, sowie am Ende ein größeres was dann leider nochmal einiges an Zeit kostete, aber letztendlich auch kein Problem war. Zeitlich lief auch alles sehr gut, wir waren mit zum dritten Meilenstein am Ende der Vorlesungszeit schon mit so gut wie allem Wichtigen fertig. Das einzige was dann etwas Probleme verursacht hat waren Urlaube gegen Ende, wodurch dann die Aufgaben leider etwas umverteilt werden mussten. Aber allgemein kann man sagen das vom Projektmanagement her alles doch recht gut gelaufen ist, und wir zufrieden damit sind.</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0M22S</meta:editing-duration>
    <meta:editing-cycles>3</meta:editing-cycles>
    <meta:generator>OpenOffice/4.0.1$Win32 OpenOffice.org_project/401m5$Build-9714</meta:generator>
    <dc:date>2015-09-11T13:50:28.37</dc:date>
    <meta:document-statistic meta:table-count="0" meta:image-count="2" meta:object-count="0" meta:page-count="2" meta:paragraph-count="6" meta:word-count="395" meta:character-count="2661"/>
    <dc:creator>Jannick Knechtel</dc:creator>
    <meta:user-defined meta:name="Info 1"/>
    <meta:user-defined meta:name="Info 2"/>
    <meta:user-defined meta:name="Info 3"/>
    <meta:user-defined meta:name="Info 4"/>
  </office:meta>
</office:document-meta>
</file>